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4d85" officeooo:paragraph-rsid="001e4d85"/>
    </style:style>
    <style:style style:name="P2" style:family="paragraph" style:parent-style-name="Standard">
      <style:text-properties style:font-name="Arial" officeooo:rsid="001e4d85" officeooo:paragraph-rsid="001cf28e"/>
    </style:style>
    <style:style style:name="P3" style:family="paragraph" style:parent-style-name="Standard">
      <style:text-properties style:font-name="Arial" officeooo:rsid="001cf28e" officeooo:paragraph-rsid="001cf28e"/>
    </style:style>
    <style:style style:name="P4" style:family="paragraph" style:parent-style-name="Standard">
      <style:text-properties style:font-name="Arial" officeooo:rsid="001cf28e" officeooo:paragraph-rsid="0021cc4e"/>
    </style:style>
    <style:style style:name="P5" style:family="paragraph" style:parent-style-name="Standard">
      <style:text-properties style:font-name="Arial" style:text-underline-style="none" fo:font-weight="normal" officeooo:rsid="001cf28e" officeooo:paragraph-rsid="001cf28e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1cf28e" officeooo:paragraph-rsid="001e4d85" style:font-weight-asian="normal" style:font-weight-complex="normal"/>
    </style:style>
    <style:style style:name="P7" style:family="paragraph" style:parent-style-name="Standard">
      <style:text-properties style:font-name="Arial" officeooo:paragraph-rsid="001e4d85"/>
    </style:style>
    <style:style style:name="P8" style:family="paragraph" style:parent-style-name="Header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b26de" officeooo:paragraph-rsid="0021cc4e" style:font-size-asian="13.1000003814697pt" style:font-weight-asian="bold" style:font-size-complex="15pt" style:font-weight-complex="bold"/>
    </style:style>
    <style:style style:name="P9" style:family="paragraph" style:parent-style-name="Standard" style:list-style-name="L1">
      <style:text-properties style:font-name="Arial" officeooo:rsid="001e4d85" officeooo:paragraph-rsid="001e4d85"/>
    </style:style>
    <style:style style:name="P10" style:family="paragraph" style:parent-style-name="Standard" style:list-style-name="L2">
      <style:text-properties style:font-name="Arial" officeooo:rsid="001cf28e" officeooo:paragraph-rsid="001cf28e"/>
    </style:style>
    <style:style style:name="P11" style:family="paragraph" style:parent-style-name="Standard" style:list-style-name="L3">
      <style:text-properties style:font-name="Arial" officeooo:rsid="001cf28e" officeooo:paragraph-rsid="001cf28e"/>
    </style:style>
    <style:style style:name="P12" style:family="paragraph" style:parent-style-name="Standard" style:list-style-name="L4">
      <style:text-properties style:font-name="Arial" fo:font-weight="bold" officeooo:rsid="001cf28e" officeooo:paragraph-rsid="001cf28e" style:font-weight-asian="bold" style:font-weight-complex="bold"/>
    </style:style>
    <style:style style:name="P13" style:family="paragraph" style:parent-style-name="Standard" style:list-style-name="L4">
      <style:text-properties style:font-name="Arial" style:text-underline-style="none" fo:font-weight="bold" officeooo:rsid="001cf28e" officeooo:paragraph-rsid="001cf28e" style:font-weight-asian="bold" style:font-weight-complex="bold"/>
    </style:style>
    <style:style style:name="P14" style:family="paragraph" style:parent-style-name="Standard" style:list-style-name="L4">
      <style:text-properties officeooo:paragraph-rsid="001cf28e"/>
    </style:style>
    <style:style style:name="P15" style:family="paragraph" style:parent-style-name="Standard" style:list-style-name="L4">
      <style:text-properties officeooo:paragraph-rsid="0021cc4e"/>
    </style:style>
    <style:style style:name="P16" style:family="paragraph" style:parent-style-name="Standard" style:list-style-name="L4">
      <style:text-properties fo:font-style="italic" style:text-underline-style="none" fo:font-weight="bold" officeooo:rsid="001cf28e" officeooo:paragraph-rsid="0021cc4e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cc4e" style:font-weight-asian="normal" style:font-weight-complex="normal"/>
    </style:style>
    <style:style style:name="T3" style:family="text">
      <style:text-properties fo:font-weight="normal" officeooo:rsid="00272c9d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cf28e" style:font-weight-asian="normal" style:font-weight-complex="normal"/>
    </style:style>
    <style:style style:name="T6" style:family="text">
      <style:text-properties style:text-underline-style="none" fo:font-weight="normal" officeooo:rsid="001e4d85" style:font-weight-asian="normal" style:font-weight-complex="normal"/>
    </style:style>
    <style:style style:name="T7" style:family="text">
      <style:text-properties style:text-underline-style="none" fo:font-weight="normal" officeooo:rsid="0021cc4e" style:font-weight-asian="normal" style:font-weight-complex="normal"/>
    </style:style>
    <style:style style:name="T8" style:family="text">
      <style:text-properties officeooo:rsid="0020a6f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e4d85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1e4d85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cf28e" style:font-weight-asian="normal" style:font-weight-complex="normal"/>
    </style:style>
    <style:style style:name="T14" style:family="text">
      <style:text-properties style:font-name="Arial" fo:font-style="normal" style:font-style-asian="normal" style:font-style-complex="normal"/>
    </style:style>
    <style:style style:name="T15" style:family="text">
      <style:text-properties style:font-name="Arial" fo:font-style="normal" officeooo:rsid="0021cc4e" style:font-style-asian="normal" style:font-style-complex="normal"/>
    </style:style>
    <style:style style:name="T16" style:family="text">
      <style:text-properties style:font-name="Arial" fo:font-style="normal" fo:font-weight="bold" officeooo:rsid="0021cc4e" style:font-style-asian="normal" style:font-weight-asian="bold" style:font-style-complex="normal" style:font-weight-complex="bold"/>
    </style:style>
    <style:style style:name="T17" style:family="text">
      <style:text-properties style:font-name="Arial" fo:font-weight="normal" style:font-weight-asian="normal" style:font-weight-complex="normal"/>
    </style:style>
    <style:style style:name="T18" style:family="text">
      <style:text-properties style:font-name="Arial" fo:font-weight="normal" officeooo:rsid="00206314" style:font-weight-asian="normal" style:font-weight-complex="normal"/>
    </style:style>
    <style:style style:name="T19" style:family="text">
      <style:text-properties style:font-name="Arial" fo:font-weight="normal" officeooo:rsid="0021cc4e" style:font-weight-asian="normal" style:font-weight-complex="normal"/>
    </style:style>
    <style:style style:name="T20" style:family="text">
      <style:text-properties style:font-name="Arial" fo:font-weight="normal" officeooo:rsid="00255114" style:font-weight-asian="normal" style:font-weight-complex="normal"/>
    </style:style>
    <style:style style:name="T21" style:family="text">
      <style:text-properties style:font-name="Arial" style:text-underline-style="solid" style:text-underline-width="auto" style:text-underline-color="font-color" fo:font-weight="normal" officeooo:rsid="0021cc4e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officeooo:rsid="0021cc4e" style:font-style-asian="italic" style:font-style-complex="italic"/>
    </style:style>
    <style:style style:name="T24" style:family="text">
      <style:text-properties fo:font-style="italic" fo:font-weight="bold" officeooo:rsid="0021cc4e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normal" officeooo:rsid="0021cc4e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25648c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bold" officeooo:rsid="0021cc4e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fo:font-weight="normal" officeooo:rsid="0021cc4e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acer llamada:</text:p>
      <text:p text:style-name="P1"/>
      <text:p text:style-name="P1">-<text:span text:style-name="T9">Actores:</text:span></text:p>
      <text:list xml:id="list2093585098593540399" text:style-name="L1">
        <text:list-item>
          <text:p text:style-name="P9">Encuestador (primario).</text:p>
        </text:list-item>
      </text:list>
      <text:p text:style-name="P7"/>
      <text:p text:style-name="P3">-<text:span text:style-name="T9">Pre-condiciones:</text:span></text:p>
      <text:list xml:id="list4814046039328491428" text:style-name="L2">
        <text:list-item>
          <text:p text:style-name="P10">Existen contacto<text:span text:style-name="T8">s</text:span> a llamar.</text:p>
        </text:list-item>
        <text:list-item>
          <text:p text:style-name="P10">Hay servicio telefónico.</text:p>
        </text:list-item>
      </text:list>
      <text:p text:style-name="P3"/>
      <text:p text:style-name="P3">-<text:span text:style-name="T9">Post-condiciones:</text:span></text:p>
      <text:list xml:id="list3699777146499618591" text:style-name="L3">
        <text:list-item>
          <text:p text:style-name="P11">Audio de la llamada queda grabado.</text:p>
        </text:list-item>
      </text:list>
      <text:p text:style-name="P3"/>
      <text:p text:style-name="P3">-<text:span text:style-name="T10">Curso normal</text:span><text:span text:style-name="T9">:</text:span></text:p>
      <text:list xml:id="list5108646784544014858" text:style-name="L4">
        <text:list-item>
          <text:p text:style-name="P12"><text:span text:style-name="T11">Sistema</text:span> <text:span text:style-name="T1">muestra datos del contacto.</text:span></text:p>
        </text:list-item>
        <text:list-item>
          <text:p text:style-name="P12">Encuestador<text:span text:style-name="T1"> llama a contacto.</text:span></text:p>
        </text:list-item>
        <text:list-item>
          <text:p text:style-name="P12"><text:span text:style-name="T11">Contacto</text:span> <text:span text:style-name="T1">contesta llamada.</text:span></text:p>
        </text:list-item>
        <text:list-item>
          <text:p text:style-name="P12">Encuestador<text:span text:style-name="T1"> solicita a contacto responder encuesta.</text:span></text:p>
        </text:list-item>
        <text:list-item>
          <text:p text:style-name="P12"><text:span text:style-name="T11">Contacto</text:span> <text:span text:style-name="T1">acepta responder.</text:span></text:p>
        </text:list-item>
        <text:list-item>
          <text:p text:style-name="P14"><text:a xlink:type="simple" xlink:href="../Responder%20encuesta.odt" text:style-name="Internet_20_link" text:visited-style-name="Visited_20_Internet_20_Link"><text:span text:style-name="T16">Encuestador</text:span></text:a><text:a xlink:type="simple" xlink:href="../Responder%20encuesta.odt" text:style-name="Internet_20_link" text:visited-style-name="Visited_20_Internet_20_Link"><text:span text:style-name="T15"> realiza</text:span></text:a><text:a xlink:type="simple" xlink:href="../Responder%20encuesta.odt" text:style-name="Internet_20_link" text:visited-style-name="Visited_20_Internet_20_Link"><text:span text:style-name="T14"> encuesta.</text:span></text:a></text:p>
        </text:list-item>
        <text:list-item>
          <text:p text:style-name="P13">Encuestador <text:span text:style-name="T1">corta la llamada.</text:span></text:p>
        </text:list-item>
        <text:list-item>
          <text:p text:style-name="P13"><text:span text:style-name="T11">Sistema</text:span> <text:span text:style-name="T1">guarda datos de </text:span><text:span text:style-name="T2">la</text:span><text:span text:style-name="T1"> llamada.</text:span></text:p>
        </text:list-item>
        <text:list-item>
          <text:p text:style-name="P15"><text:a xlink:type="simple" xlink:href="../Ingresar%20estado%20de%20contacto.odt" text:style-name="Internet_20_link" text:visited-style-name="Visited_20_Internet_20_Link"><text:span text:style-name="T20">Encuestador </text:span></text:a><text:a xlink:type="simple" xlink:href="../Ingresar%20estado%20de%20contacto.odt" text:style-name="Internet_20_link" text:visited-style-name="Visited_20_Internet_20_Link"><text:span text:style-name="T17">ingresa estado de contacto.</text:span></text:a></text:p>
          <text:p text:style-name="P16"><text:span text:style-name="T21">Sistema</text:span><text:span text:style-name="T19"> vuelve al paso 1</text:span><text:span text:style-name="T18"> hasta que no hayan más contactos </text:span><text:span text:style-name="T19">por llamar</text:span><text:span text:style-name="T18">.</text:span></text:p>
        </text:list-item>
      </text:list>
      <text:p text:style-name="P5"/>
      <text:p text:style-name="P7"><text:span text:style-name="T5">-</text:span><text:span text:style-name="T12">Curso</text:span><text:span text:style-name="T13"> alternativo:</text:span></text:p>
      <text:p text:style-name="P6"><text:tab/>3.a. <text:span text:style-name="T9">Contacto</text:span> no contesta.</text:p>
      <text:p text:style-name="P5"><text:s text:c="7"/><text:tab/><text:tab/>3.a.1. <text:span text:style-name="T9">Sistema</text:span> muestra opción de volver a llamar o buscar nuevo contacto.</text:p>
      <text:p text:style-name="P5"><text:tab/><text:tab/>3.a.2. <text:span text:style-name="T22">Encuestador</text:span> elige opción de volver a llamar.</text:p>
      <text:p text:style-name="P5"><text:tab/><text:tab/><text:tab/><text:span text:style-name="T24">Encuestador</text:span><text:span text:style-name="T23"> vuelve al paso 2 del curso normal.</text:span></text:p>
      <text:p text:style-name="P4"><text:span text:style-name="T4"><text:tab/><text:tab/><text:tab/>3.a.2.</text:span><text:span text:style-name="T6">a <text:s/>Encuestador elige opción de buscar nuevo contacto.</text:span></text:p>
      <text:p text:style-name="P4"><text:span text:style-name="T6"><text:tab/><text:tab/><text:tab/><text:tab/> <text:s/></text:span><text:span text:style-name="T28">Sistema</text:span><text:span text:style-name="T25"> vuelve al paso </text:span><text:span text:style-name="T26">8</text:span><text:span text:style-name="T25"> del curso normal.</text:span></text:p>
      <text:p text:style-name="P4"><text:span text:style-name="T6"><text:s text:c="11"/>5.a. Contacto decide no responder </text:span><text:span text:style-name="T7">encuesta</text:span><text:span text:style-name="T6">.</text:span></text:p>
      <text:p text:style-name="P2"><text:span text:style-name="T4"><text:tab/> <text:s text:c="6"/></text:span><text:span text:style-name="T27">Encuestador</text:span><text:span text:style-name="T25"> vuelve al paso 7 del curso norm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1T02:17:15.679708275</dc:date>
    <meta:editing-duration>PT9H40M55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151" meta:character-count="1018" meta:non-whitespace-character-count="864"/>
  </office:meta>
</office:document-meta>
</file>